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4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arry flag. This is a borrow flag on subtracts.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Zero flag. Set to 1 when an arithmetic result is zero.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Negative flag. Set to a copy of the most significant bit of an arithmetic result.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Overflow flag. Set in case of two's complement overflow.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Sign flag. Unique to AVR, this is always N⊕V, and shows the true sign of a comparison.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Half carry. This is an internal carry from additions and is used to support BCD arithmetic.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Bit copy. Special bit load and bit store instructions use this bit.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</text:p>
          </table:table-cell>
          <table:table-cell table:style-name="ce3" office:value-type="string" calcext:value-type="string">
            <text:p>Interrupt flag. Set when interrupts are enabled.</text:p>
          </table:table-cell>
        </table:table-row>
        <table:table-row table:style-name="ro3" table:number-rows-repeated="104856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21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Schirmer</meta:initial-creator>
    <meta:creation-date>2017-02-24T22:25:36.436971693</meta:creation-date>
    <dc:date>2017-02-24T22:40:53.007679678</dc:date>
    <dc:creator>Sven Schirmer</dc:creator>
    <meta:editing-duration>PT6S</meta:editing-duration>
    <meta:editing-cycles>1</meta:editing-cycles>
    <meta:document-statistic meta:table-count="1" meta:cell-count="24" meta:object-count="0"/>
    <meta:generator>LibreOffice/5.2.5.1$Linux_X86_64 LibreOffice_project/20m0$Build-1</meta:generator>
  </office:meta>
</office:document-meta>
</file>